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ist_20_Paragraph">
      <style:paragraph-properties fo:margin-left="1.27cm" fo:margin-right="0cm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_20__28_user_29_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7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8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style:font-name-complex="Times New Roman1"/>
    </style:style>
    <style:style style:name="P9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language="en" fo:country="US" style:font-name-complex="Times New Roman1"/>
    </style:style>
    <style:style style:name="P10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language="en" fo:country="US" fo:font-weight="bold" officeooo:rsid="0010097d" officeooo:paragraph-rsid="0010097d" style:font-weight-asian="bold" style:font-name-complex="Times New Roman1" style:font-weight-complex="bold"/>
    </style:style>
    <style:style style:name="P11" style:family="paragraph" style:parent-style-name="Standard_20__28_user_29_">
      <style:paragraph-properties fo:text-align="start" style:justify-single-word="false"/>
    </style:style>
    <style:style style:name="P12" style:family="paragraph" style:parent-style-name="Standard_20__28_user_29_">
      <style:paragraph-properties fo:text-align="start" style:justify-single-word="false"/>
      <style:text-properties officeooo:paragraph-rsid="0010097d"/>
    </style:style>
    <style:style style:name="P13" style:family="paragraph" style:parent-style-name="Standard_20__28_user_29_">
      <style:paragraph-properties fo:text-align="center" style:justify-single-word="false"/>
    </style:style>
    <style:style style:name="P14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_20__28_user_29_">
      <style:paragraph-properties fo:margin-top="0cm" fo:margin-bottom="0cm" style:contextual-spacing="false" fo:line-height="100%" fo:text-align="end" style:justify-single-word="false"/>
    </style:style>
    <style:style style:name="P18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19" style:family="paragraph" style:parent-style-name="Standard_20__28_user_29_">
      <style:paragraph-properties fo:margin-top="0cm" fo:margin-bottom="0cm" style:contextual-spacing="false" fo:line-height="100%" fo:text-align="center" style:justify-single-word="false"/>
    </style:style>
    <style:style style:name="P20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</style:style>
    <style:style style:name="P21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2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</style:style>
    <style:style style:name="P23" style:family="paragraph" style:parent-style-name="List_20_Paragraph" style:list-style-name="WWNum10">
      <style:text-properties style:font-name="Times New Roman" fo:font-size="14pt" style:font-size-asian="14pt" style:font-name-complex="Times New Roman1" style:font-size-complex="14pt"/>
    </style:style>
    <style:style style:name="P24" style:family="paragraph" style:parent-style-name="List_20_Paragraph" style:list-style-name="WWNum11"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List_20_Paragraph" style:list-style-name="WWNum12"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List_20_Paragraph" style:list-style-name="WWNum13"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List_20_Paragraph" style:list-style-name="WWNum14"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List_20_Paragraph" style:list-style-name="WWNum15"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List_20_Paragraph" style:list-style-name="WWNum16"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4" style:family="paragraph" style:parent-style-name="Standard_20__28_user_29_">
      <style:paragraph-properties fo:text-align="center" style:justify-single-word="false" fo:break-before="pag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5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6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7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style:font-name="Times New Roman" fo:font-size="14pt" fo:font-weight="bold" style:font-name-asian="SimSun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_20__28_user_29_">
      <style:paragraph-properties fo:margin-left="0cm" fo:margin-right="0cm" fo:text-indent="0cm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39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style:font-name="Times New Roman" style:font-name-asian="SimSun" style:font-name-complex="Times New Roman1" style:font-size-complex="11pt"/>
    </style:style>
    <style:style style:name="P40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style:font-name="Times New Roman" fo:font-weight="bold" style:font-name-asian="SimSun" style:font-weight-asian="bold" style:font-name-complex="Times New Roman1" style:font-size-complex="11pt" style:font-weight-complex="bold"/>
    </style:style>
    <style:style style:name="P41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style:font-name="Times New Roman" style:font-name-complex="Times New Roman1"/>
    </style:style>
    <style:style style:name="P42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" officeooo:rsid="0010097d" officeooo:paragraph-rsid="0010097d" style:font-name-complex="Times New Roman1" style:font-size-complex="11pt"/>
    </style:style>
    <style:style style:name="P43" style:family="paragraph" style:parent-style-name="Standard_20__28_user_29_" style:list-style-name="WWNum8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language="en" fo:country="US" style:font-name-complex="Times New Roman1" style:font-weight-complex="bold"/>
    </style:style>
    <style:style style:name="P44" style:family="paragraph" style:parent-style-name="Standard_20__28_user_29_" style:list-style-name="WWNum8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45" style:family="paragraph" style:parent-style-name="Standard_20__28_user_29_">
      <style:paragraph-properties fo:margin-top="0cm" fo:margin-bottom="0.282cm" style:contextual-spacing="false" fo:line-height="150%" fo:text-align="start" style:justify-single-word="false"/>
      <style:text-properties style:font-name="Times New Roman" fo:font-size="11pt" fo:language="en" fo:country="US" fo:font-weight="normal" style:font-size-asian="11pt" style:font-weight-asian="normal" style:font-name-complex="Times New Roman1" style:font-size-complex="11pt" style:font-weight-complex="bold"/>
    </style:style>
    <style:style style:name="P46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7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fo:color="#000000" loext:opacity="100%" style:font-name="Times New Roman" fo:font-size="14pt" fo:font-weight="bold" style:font-name-asian="SimSun" style:font-size-asian="14pt" style:font-weight-asian="bold" style:font-name-complex="Times New Roman1" style:font-size-complex="14pt" style:font-weight-complex="bold"/>
    </style:style>
    <style:style style:name="P48" style:family="paragraph" style:parent-style-name="Standard_20__28_user_29_" style:list-style-name="WWNum8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0e8eb6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style:font-name-complex="Times New Roman1" style:font-size-complex="11pt"/>
    </style:style>
    <style:style style:name="T5" style:family="text">
      <style:text-properties style:font-name="Times New Roman" officeooo:rsid="000e8eb6" style:font-name-complex="Times New Roman1" style:font-size-complex="11pt"/>
    </style:style>
    <style:style style:name="T6" style:family="text">
      <style:text-properties style:font-name="Times New Roman" officeooo:rsid="0010e220" style:font-name-complex="Times New Roman1"/>
    </style:style>
    <style:style style:name="T7" style:family="text">
      <style:text-properties style:font-name="Times New Roman" fo:language="en" fo:country="US" officeooo:rsid="000e8eb6" style:font-name-complex="Times New Roman1" style:font-size-complex="11pt"/>
    </style:style>
    <style:style style:name="T8" style:family="text">
      <style:text-properties style:font-name="Times New Roman" fo:language="en" fo:country="US" style:font-name-complex="Times New Roman1" style:font-weight-complex="bold"/>
    </style:style>
    <style:style style:name="T9" style:family="text">
      <style:text-properties style:font-name="Times New Roman" fo:language="en" fo:country="US" officeooo:rsid="000e8eb6" style:font-name-complex="Times New Roman1" style:font-weight-complex="bold"/>
    </style:style>
    <style:style style:name="T10" style:family="text">
      <style:text-properties style:font-name="Times New Roman" fo:language="en" fo:country="US" officeooo:rsid="0010097d" style:font-name-complex="Times New Roman1" style:font-weight-complex="bold"/>
    </style:style>
    <style:style style:name="T11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2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3" style:family="text">
      <style:text-properties fo:color="#000000" loext:opacity="100%" style:font-name="Times New Roman" fo:font-size="14pt" fo:language="ru" fo:country="RU" officeooo:rsid="000e8eb6" style:font-name-asian="Times New Roman1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5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осковский Авиационный Институт</text:p>
      <text:p text:style-name="P31">(Национальный Исследовательский Университет)</text:p>
      <text:p text:style-name="P31">Факультет информационных технологий и прикладной математики</text:p>
      <text:p text:style-name="P31">Кафедра вычислительной математики и программирования</text:p>
      <text:p text:style-name="P6"/>
      <text:p text:style-name="P6"/>
      <text:p text:style-name="P13"><text:span text:style-name="T1">Лабораторная работа №</text:span><text:span text:style-name="T2"> 3 </text:span><text:span text:style-name="T1">по курсу</text:span></text:p>
      <text:p text:style-name="P4">«Операционные системы»</text:p>
      <text:p text:style-name="P4"/>
      <text:p text:style-name="P13"/>
      <text:p text:style-name="P7"/>
      <text:p text:style-name="P6"/>
      <text:p text:style-name="P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7"><text:span text:style-name="T11">Студент: </text:span><text:span text:style-name="T13">Тулин Иван Денисовчи</text:span></text:p>
      <text:p text:style-name="P18"><text:span text:style-name="T11">Группа: </text:span><text:span text:style-name="T14">М8О-</text:span><text:span text:style-name="T12">201Б</text:span><text:span text:style-name="T14">-21</text:span></text:p>
      <text:p text:style-name="P18"><text:span text:style-name="T11">Вариант: </text:span><text:span text:style-name="T14">18</text:span></text:p>
      <text:p text:style-name="P14">Преподаватель Миронов Евгений Сергеевич</text:p>
      <text:p text:style-name="P14">Оценка: ___________</text:p>
      <text:p text:style-name="P14">Дата: ___________</text:p>
      <text:p text:style-name="P14">Подпись: ___________</text:p>
      <text:p text:style-name="P16"/>
      <text:p text:style-name="P16"/>
      <text:p text:style-name="P19"><text:span text:style-name="T11">Москва, 202</text:span><text:span text:style-name="T14">2</text:span></text:p>
      <text:p text:style-name="P3"/>
      <text:p text:style-name="P33"><text:soft-page-break/>Содержание</text:p>
      <text:list xml:id="list1424531795" text:style-name="WWNum10">
        <text:list-item text:start-value="1">
          <text:p text:style-name="P23">Репозиторий</text:p>
        </text:list-item>
        <text:list-item text:style-override="WWNum11">
          <text:p text:style-name="P24">Постановка задачи</text:p>
        </text:list-item>
        <text:list-item text:style-override="WWNum12">
          <text:p text:style-name="P25">Общие сведения о программе</text:p>
        </text:list-item>
        <text:list-item text:style-override="WWNum13">
          <text:p text:style-name="P26">Общий метод и алгоритм решения</text:p>
        </text:list-item>
        <text:list-item text:style-override="WWNum14">
          <text:p text:style-name="P27">Исходный код</text:p>
        </text:list-item>
        <text:list-item text:style-override="WWNum15">
          <text:p text:style-name="P28">Демонстрация работы программы</text:p>
        </text:list-item>
        <text:list-item text:style-override="WWNum16">
          <text:p text:style-name="P29">Выводы</text:p>
        </text:list-item>
      </text:list>
      <text:p text:style-name="P2"/>
      <text:p text:style-name="P34">Репозиторий</text:p>
      <text:p text:style-name="P38">https://github.com/YusayuSharingan/Opsys-labs/tree/main/lab3</text:p>
      <text:p text:style-name="P33">Постановка задачи</text:p>
      <text:h text:style-name="P47" text:outline-level="2">Цель работы</text:h>
      <text:h text:style-name="P39" text:outline-level="2">Научиться создавать потоки, и взаимодействовать с ними.</text:h>
      <text:h text:style-name="P40" text:outline-level="2"/>
      <text:h text:style-name="P37" text:outline-level="2">Задание</text:h>
      <text:h text:style-name="P41" text:outline-level="2"/>
      <text:p text:style-name="P20"><text:span text:style-name="T6">17)</text:span><text:span text:style-name="T3">Найти в большом целочисленном массиве минимальный элемент </text:span></text:p>
      <text:p text:style-name="P8"/>
      <text:p text:style-name="P35">Общие сведения о программе</text:p>
      <text:p text:style-name="P22"><text:span text:style-name="T4">Программа компилируется из файла </text:span><text:span text:style-name="T7">lab3</text:span><text:span text:style-name="T4">.cpp. </text:span><text:span text:style-name="T5">Скомпилированная программа при запуске принимает аргумент — количество потоков. </text:span><text:span text:style-name="T4">В программе используются следующие системные вызовы:</text:span></text:p>
      <text:list xml:id="list2548791370" text:style-name="WWNum8">
        <text:list-item>
          <text:p text:style-name="P48"><text:span text:style-name="T8">pthread_mutex_</text:span><text:span text:style-name="T9">init() - создает mutex</text:span></text:p>
        </text:list-item>
        <text:list-item>
          <text:p text:style-name="P43">pthread_mutex_lock() – блокирует все остальные потоки, до вызова pthread_mutex_unlock()</text:p>
        </text:list-item>
        <text:list-item>
          <text:p text:style-name="P43">pthread_mutex_unlock() – говорит о конце блокировки после pthread_mutex_lock()</text:p>
        </text:list-item>
        <text:list-item>
          <text:p text:style-name="P48"><text:span text:style-name="T8">pthread_mutex_</text:span><text:span text:style-name="T9">destroy() -- </text:span><text:span text:style-name="T10">уничтожает mutex</text:span></text:p>
        </text:list-item>
        <text:list-item>
          <text:p text:style-name="P43">pthread_create() – создает поток.</text:p>
        </text:list-item>
        <text:list-item>
          <text:p text:style-name="P44">pthread_join() – закрыввает поток.</text:p>
        </text:list-item>
      </text:list>
      <text:p text:style-name="P35">Общий метод и алгоритм решения</text:p>
      <text:p text:style-name="P42">Входной массив параллельно считывается разными потоками, но переменная с которой сравнивается и в которую записывается минимальный элемент одна общая для всех потоков.</text:p>
      <text:p text:style-name="P42">Таким образом массив обрабатывается разными потоками.</text:p>
      <text:p text:style-name="P21"><text:span text:style-name="T1">Исходный</text:span><text:span text:style-name="T2"> </text:span><text:span text:style-name="T1">код</text:span></text:p>
      <text:p text:style-name="P10">lab3.cpp</text:p>
      <text:p text:style-name="P9">#include &lt;stdio.h&gt;</text:p>
      <text:p text:style-name="P9">#include &lt;limits.h&gt;</text:p>
      <text:p text:style-name="P9">#include &lt;stdlib.h&gt;</text:p>
      <text:p text:style-name="P9">#include &lt;malloc.h&gt;</text:p>
      <text:p text:style-name="P9">#include &lt;pthread.h&gt;</text:p>
      <text:p text:style-name="P9"/>
      <text:p text:style-name="P9">pthread_mutex_t mutex;</text:p>
      <text:p text:style-name="P9">const int STOP_SIG = -1;</text:p>
      <text:p text:style-name="P9"><text:soft-page-break/></text:p>
      <text:p text:style-name="P9">void* ThreadFunc(void* arg){</text:p>
      <text:p text:style-name="P9"><text:s text:c="4"/>int num, *minV=(int*)arg;</text:p>
      <text:p text:style-name="P9"><text:s text:c="4"/>while(scanf("%d", &amp;num)!=STOP_SIG){</text:p>
      <text:p text:style-name="P9"><text:s text:c="8"/>pthread_mutex_lock(&amp;mutex);</text:p>
      <text:p text:style-name="P9"><text:s text:c="8"/>if(num &lt; *minV){</text:p>
      <text:p text:style-name="P9"><text:s text:c="12"/>*minV = num;</text:p>
      <text:p text:style-name="P9"><text:s text:c="8"/>}</text:p>
      <text:p text:style-name="P9"><text:s text:c="8"/>pthread_mutex_unlock(&amp;mutex);</text:p>
      <text:p text:style-name="P9"/>
      <text:p text:style-name="P9"><text:s text:c="4"/>}</text:p>
      <text:p text:style-name="P9"><text:s text:c="4"/>return NULL;</text:p>
      <text:p text:style-name="P9">}</text:p>
      <text:p text:style-name="P9"/>
      <text:p text:style-name="P9"/>
      <text:p text:style-name="P9">int main_routine(int threadNum){</text:p>
      <text:p text:style-name="P9"><text:s text:c="4"/>int minValue = INT_MAX;</text:p>
      <text:p text:style-name="P9"><text:s text:c="4"/>pthread_t *ths = (pthread_t*)malloc(sizeof(pthread_t)*threadNum);</text:p>
      <text:p text:style-name="P9"><text:s text:c="4"/>if (ths == NULL){</text:p>
      <text:p text:style-name="P9"><text:s text:c="8"/>printf("ERROR: couldn't allocate memmmory\n");</text:p>
      <text:p text:style-name="P9"><text:s text:c="8"/>return EXIT_FAILURE;</text:p>
      <text:p text:style-name="P9"><text:s text:c="4"/>}</text:p>
      <text:p text:style-name="P9"><text:s text:c="4"/>pthread_mutex_init(&amp;mutex, NULL);</text:p>
      <text:p text:style-name="P9"><text:s text:c="4"/>for (int i=0; i&lt;threadNum; i++){</text:p>
      <text:p text:style-name="P9"><text:s text:c="8"/>if(pthread_create(ths + i, NULL, ThreadFunc, &amp;minValue)){</text:p>
      <text:p text:style-name="P9"><text:s text:c="12"/>printf("ERROR: couldn't create thread\n");</text:p>
      <text:p text:style-name="P9"><text:s text:c="12"/>return EXIT_FAILURE;</text:p>
      <text:p text:style-name="P9"><text:s text:c="8"/>}</text:p>
      <text:p text:style-name="P9"><text:s text:c="4"/>}</text:p>
      <text:p text:style-name="P9"><text:s text:c="4"/>for(int i=0; i&lt;threadNum; i++){</text:p>
      <text:p text:style-name="P9"><text:s text:c="8"/>pthread_join(ths[i], NULL);</text:p>
      <text:p text:style-name="P9"><text:s text:c="4"/>}</text:p>
      <text:p text:style-name="P9"><text:s text:c="4"/>pthread_mutex_destroy(&amp;mutex);</text:p>
      <text:p text:style-name="P9"><text:s text:c="4"/>return minValue;</text:p>
      <text:p text:style-name="P9">}</text:p>
      <text:p text:style-name="P5"/>
      <text:p text:style-name="P5"/>
      <text:p text:style-name="P33"><text:soft-page-break/>Демонстрация работы программы</text:p>
      <text:p text:style-name="P11">yorokobeshounen@YS:~/Рабочий стол/OpSys/lab3/build$ cat input.txt </text:p>
      <text:p text:style-name="P12">8991 993 34 345609 43185 4 5643132165 1</text:p>
      <text:p text:style-name="P12">yorokobeshounen@YS:~/Рабочий стол/OpSys/lab3/build$ ./lab3 5 &lt; input.txt </text:p>
      <text:p text:style-name="P11">Min value is 1</text:p>
      <text:p text:style-name="P11">Time of executing: 0 </text:p>
      <text:p text:style-name="P33"/>
      <text:p text:style-name="P36">Выводы</text:p>
      <text:p text:style-name="P45">Чтобы проверить, реально ли ускоряют потоки программы я специально сделал два одинаковых input, отличающихся только количеством потоков. Из фотографий результата видно, что программа, работающая на 5 потоках значительно быстрее работает, чем программа работающая на 1 потоке... Также хочется отметить, что с потоками намного проще и интреснее работать, тк для их взаимодействий не нужно создавать pipe. Да и в целом потоки очень полезная, ускоряющая программу, штука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_20__28_user_29_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353cm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cm" style:contextual-spacing="false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able_20_of_20_figures" style:display-name="table of figures" style:family="paragraph" style:parent-style-name="Standard">
      <style:paragraph-properties fo:margin-top="0cm" fo:margin-bottom="0cm" style:contextual-spacing="false"/>
    </style:style>
    <style:style style:name="Standard_20__28_user_29_" style:display-name="Standard (user)" style:family="paragraph">
      <style:paragraph-properties fo:margin-top="0cm" fo:margin-bottom="0.282cm" style:contextual-spacing="false" fo:line-height="103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class="extra"/>
    <style:style style:name="Header" style:family="paragraph" style:parent-style-name="Standard_20__28_user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 style:class="extra"/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Caption_20_Char" style:display-name="Caption Char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weight="bold" style:font-weight-asian="bold"/>
    </style:style>
    <style:style style:name="keyword2_5f_bash" style:display-name="keyword2_bash" style:family="text">
      <style:text-properties fo:color="#7a0874" loext:opacity="100%" fo:font-weight="bold" style:font-weight-asian="bold"/>
    </style:style>
    <style:style style:name="symbol0_5f_bash" style:display-name="symbol0_bash" style:family="text">
      <style:text-properties fo:color="#000000" loext:opacity="100%" fo:font-weight="bold" style:font-weight-asian="bold"/>
    </style:style>
    <style:style style:name="comment0_5f_c" style:display-name="comment0_c" style:family="text">
      <style:text-properties fo:color="#339933" loext:opacity="100%"/>
    </style:style>
    <style:style style:name="number_5f_c" style:display-name="number_c" style:family="text">
      <style:text-properties fo:color="#0000dd" loext:opacity="100%"/>
    </style:style>
    <style:style style:name="keyword0_5f_c" style:display-name="keyword0_c" style:family="text">
      <style:text-properties fo:color="#b1b100" loext:opacity="100%"/>
    </style:style>
    <style:style style:name="keyword3_5f_c" style:display-name="keyword3_c" style:family="text">
      <style:text-properties fo:color="#993333" loext:opacity="100%"/>
    </style:style>
    <style:style style:name="symbol0_5f_c" style:display-name="symbol0_c" style:family="text">
      <style:text-properties fo:color="#339933" loext:opacity="100%"/>
    </style:style>
    <style:style style:name="string_5f_c" style:display-name="string_c" style:family="text">
      <style:text-properties fo:color="#ff0000" loext:opacity="100%"/>
    </style:style>
    <style:style style:name="escaped_5f_c" style:display-name="escaped_c" style:family="text">
      <style:text-properties fo:color="#000099" loext:opacity="100%" fo:font-weight="bold" style:font-weight-asian="bold"/>
    </style:style>
    <style:style style:name="keyword2_5f_c" style:display-name="keyword2_c" style:family="text">
      <style:text-properties fo:color="#000066" loext:opacity="100%"/>
    </style:style>
    <style:style style:name="keyword1_5f_c" style:display-name="keyword1_c" style:family="text">
      <style:text-properties fo:color="#000000" loext:opacity="100%" fo:font-weight="bold" style:font-weight-asian="bold"/>
    </style:style>
    <style:style style:name="regexp4_5f_bash" style:display-name="regexp4_bash" style:family="text">
      <style:text-properties fo:color="#660033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page-number text:select-page="current">5</text:page-number>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0:04:00</meta:creation-date>
    <meta:initial-creator>sindchess@gmail.com</meta:initial-creator>
    <dc:language>ru-RU</dc:language>
    <dc:date>2023-04-18T21:19:50.361609516</dc:date>
    <meta:editing-cycles>24</meta:editing-cycles>
    <meta:editing-duration>PT1H8M4S</meta:editing-duration>
    <meta:generator>LibreOffice/7.3.7.2$Linux_X86_64 LibreOffice_project/30$Build-2</meta:generator>
    <meta:document-statistic meta:table-count="0" meta:image-count="0" meta:object-count="0" meta:page-count="5" meta:paragraph-count="89" meta:word-count="374" meta:character-count="3286" meta:non-whitespace-character-count="2836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